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2cm" fo:min-width="0.898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1.131cm" svg:height="5.945cm" svg:x="4.175cm" svg:y="8.009cm" svg:viewBox="0 0 11132 5946" svg:d="M5715 3151l1398 2795h-2795zM4318 3151zM7113 5946zM1270 4040l9144-2032zM1297 4040l-254-1143zM10397 2041l-254-1143zM0 3151l2032-635zM9100 1152l2032-635zM344 2141l98 376-57 15-98-376-145 38-13-47 348-91 12 47zM577 2320c5 17 11 33 18 46s16 24 26 33c10 8 21 14 34 16 13 3 27 2 43-2 24-6 41-16 53-29 11-13 18-27 19-43l51 1c-1 10-3 20-7 31s-10 21-18 31-20 19-34 28-31 16-53 22c-48 12-88 7-121-15s-56-61-71-117c-8-31-11-58-9-81s8-43 18-59c10-17 22-31 39-41 16-11 34-19 54-24 27-7 51-8 71-4 21 4 39 12 54 25 15 12 28 28 38 48s19 42 25 67l2 7zM742 2233c-12-34-27-56-46-68-18-12-41-15-68-8-9 3-18 7-27 12-9 6-17 13-23 23-7 9-11 21-14 36-2 14-1 31 3 51zM1114 2341l-122-110-53 156-59 15 72-197-151-129 60-15 114 105 47-148 60-15-69 186 161 137zM1346 2278c-8 4-16 8-24 12-8 3-18 7-29 10-43 11-71-8-84-57l-57-217-37 10-10-39 39-11-3-77 36-9 19 73 60-16 10 40-60 15 54 205c4 16 9 26 16 31s17 6 29 3c5-2 10-4 15-6s10-4 15-7zM9545 241l98 376-57 15-98-376-145 38-13-47 348-91 12 47zM9778 420c5 17 11 33 18 46s16 24 26 33c10 8 21 14 34 16 13 3 27 2 43-2 24-6 41-16 53-29 11-13 18-27 19-43l51 1c-1 10-3 20-7 31s-10 21-18 31-20 19-34 28-31 16-53 22c-48 12-88 7-121-15s-56-61-71-117c-8-31-11-58-9-81s8-43 18-59c10-17 22-31 39-41 16-11 34-19 54-24 27-7 51-8 71-4 21 4 39 12 54 25 15 12 28 28 38 48s19 42 25 67l2 7zM9943 333c-12-34-27-56-46-68-18-12-41-15-68-8-9 3-18 7-27 12-9 6-17 13-23 23-7 9-11 21-14 36-2 14-1 31 3 51zM10315 441l-122-110-53 156-59 15 72-197-151-129 60-15 114 105 47-148 60-15-69 186 161 137zM10547 378c-8 4-16 8-24 12-8 3-18 7-29 10-43 11-71-8-84-57l-57-217-37 10-10-39 39-11-3-77 36-9 19 73 60-16 10 40-60 15 54 205c4 16 9 26 16 31s17 6 29 3c5-2 10-4 15-6s10-4 15-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21:09:36.134205609</meta:creation-date>
    <dc:date>2017-10-07T23:12:49.768028507</dc:date>
    <meta:editing-duration>PT1H48M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